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ür den GK1 (3.+4.Stunde)- Ihr bearbeitet die Abituraufgabe auf dem kleinen Zettel, den Ihr bereits habt, ich stell es zur Sicherheit noch online, plus die Aufgaben 1-2 vom neuen Arbeitsblatt (Aufgaben2). Die Lösungen dazu ladet Ihr mir bis Freitag Abend (auch 4.12.20) 20 Uhr hier wieder hoch - nur pdf oder jpg als Format. Zur Kontrolle kommen bis Dienstag dann die Lösungen on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5T18:18:27.538000000</dc:date>
    <meta:editing-duration>PT3M36S</meta:editing-duration>
    <meta:editing-cycles>1</meta:editing-cycles>
    <meta:document-statistic meta:table-count="0" meta:image-count="0" meta:object-count="0" meta:page-count="1" meta:paragraph-count="1" meta:word-count="63" meta:character-count="384" meta:non-whitespace-character-count="321"/>
  </office:meta>
</office:document-meta>
</file>